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ank Mono" svg:font-family="'Dank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d45f" officeooo:paragraph-rsid="00158fb7"/>
    </style:style>
    <style:style style:name="P2" style:family="paragraph" style:parent-style-name="Standard">
      <style:text-properties style:font-name="Dank Mono" fo:font-size="15pt" fo:font-weight="bold" officeooo:rsid="0012be49" officeooo:paragraph-rsid="0012be49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Dank Mono" officeooo:rsid="0012be49" officeooo:paragraph-rsid="0012be49"/>
    </style:style>
    <style:style style:name="P4" style:family="paragraph" style:parent-style-name="Standard" style:list-style-name="L1">
      <style:text-properties style:font-name="Dank Mono" officeooo:rsid="0012be49" officeooo:paragraph-rsid="0012be49"/>
    </style:style>
    <style:style style:name="P5" style:family="paragraph" style:parent-style-name="Standard">
      <style:text-properties style:font-name="Dank Mono" officeooo:rsid="00192897" officeooo:paragraph-rsid="00192897"/>
    </style:style>
    <style:style style:name="P6" style:family="paragraph" style:parent-style-name="Standard" style:list-style-name="L1">
      <style:text-properties style:font-name="Dank Mono" officeooo:rsid="00192897" officeooo:paragraph-rsid="001943bf"/>
    </style:style>
    <style:style style:name="P7" style:family="paragraph" style:parent-style-name="Standard">
      <style:text-properties style:font-name="Dank Mono" officeooo:rsid="00192897" officeooo:paragraph-rsid="0025ed90"/>
    </style:style>
    <style:style style:name="P8" style:family="paragraph" style:parent-style-name="Standard">
      <style:text-properties style:font-name="Dank Mono" officeooo:rsid="001d99e0" officeooo:paragraph-rsid="001d99e0"/>
    </style:style>
    <style:style style:name="P9" style:family="paragraph" style:parent-style-name="Standard" style:list-style-name="L4">
      <style:text-properties style:font-name="Dank Mono" officeooo:rsid="001d99e0" officeooo:paragraph-rsid="001d99e0"/>
    </style:style>
    <style:style style:name="P10" style:family="paragraph" style:parent-style-name="Standard" style:list-style-name="L1">
      <style:text-properties style:font-name="Dank Mono" officeooo:rsid="001d99e0" officeooo:paragraph-rsid="001d99e0"/>
    </style:style>
    <style:style style:name="P11" style:family="paragraph" style:parent-style-name="Standard" style:list-style-name="L5">
      <style:text-properties style:font-name="Dank Mono" officeooo:rsid="001d99e0" officeooo:paragraph-rsid="001d99e0"/>
    </style:style>
    <style:style style:name="P12" style:family="paragraph" style:parent-style-name="Standard" style:list-style-name="L1">
      <style:text-properties style:font-name="Dank Mono" officeooo:rsid="0017a34c" officeooo:paragraph-rsid="0017a34c"/>
    </style:style>
    <style:style style:name="P13" style:family="paragraph" style:parent-style-name="Standard" style:list-style-name="L1">
      <style:text-properties style:font-name="Dank Mono" officeooo:rsid="00158fb7" officeooo:paragraph-rsid="00158fb7"/>
    </style:style>
    <style:style style:name="P14" style:family="paragraph" style:parent-style-name="Standard" style:list-style-name="L1">
      <style:text-properties style:font-name="Dank Mono" officeooo:rsid="0013d45f" officeooo:paragraph-rsid="00158fb7"/>
    </style:style>
    <style:style style:name="P15" style:family="paragraph" style:parent-style-name="Standard" style:list-style-name="L1">
      <style:text-properties style:font-name="Dank Mono" officeooo:rsid="001bde2d" officeooo:paragraph-rsid="001bde2d"/>
    </style:style>
    <style:style style:name="P16" style:family="paragraph" style:parent-style-name="Standard" style:list-style-name="L1">
      <style:text-properties style:font-name="Dank Mono" officeooo:rsid="001943bf" officeooo:paragraph-rsid="001943bf"/>
    </style:style>
    <style:style style:name="P17" style:family="paragraph" style:parent-style-name="Standard" style:list-style-name="L3">
      <style:text-properties style:font-name="Dank Mono" officeooo:rsid="001943bf" officeooo:paragraph-rsid="0025ed90"/>
    </style:style>
    <style:style style:name="P18" style:family="paragraph" style:parent-style-name="Standard" style:list-style-name="L1">
      <style:text-properties style:font-name="Dank Mono" officeooo:rsid="001c7149" officeooo:paragraph-rsid="001c7149"/>
    </style:style>
    <style:style style:name="P19" style:family="paragraph" style:parent-style-name="Standard" style:list-style-name="L3">
      <style:text-properties style:font-name="Dank Mono" officeooo:rsid="0020346a" officeooo:paragraph-rsid="0025ed90"/>
    </style:style>
    <style:style style:name="P20" style:family="paragraph" style:parent-style-name="Standard">
      <style:text-properties style:font-name="Dank Mono" officeooo:rsid="0020346a" officeooo:paragraph-rsid="0025ed90"/>
    </style:style>
    <style:style style:name="P21" style:family="paragraph" style:parent-style-name="Standard" style:list-style-name="L1">
      <style:text-properties style:font-name="Dank Mono" officeooo:rsid="00218393" officeooo:paragraph-rsid="00218393"/>
    </style:style>
    <style:style style:name="P22" style:family="paragraph" style:parent-style-name="Standard" style:list-style-name="L1">
      <style:text-properties style:font-name="Dank Mono" officeooo:rsid="0023f636" officeooo:paragraph-rsid="0023f636"/>
    </style:style>
    <style:style style:name="P23" style:family="paragraph" style:parent-style-name="Standard" style:list-style-name="L1">
      <style:text-properties style:font-name="Dank Mono" officeooo:rsid="00281428" officeooo:paragraph-rsid="00281428"/>
    </style:style>
    <style:style style:name="P24" style:family="paragraph" style:parent-style-name="Standard" style:list-style-name="L1">
      <style:text-properties style:font-name="Dank Mono" officeooo:rsid="002a1b1c" officeooo:paragraph-rsid="002a1b1c"/>
    </style:style>
    <style:style style:name="P25" style:family="paragraph" style:parent-style-name="Standard" style:list-style-name="L1">
      <style:text-properties style:font-name="Dank Mono" officeooo:rsid="002a8c91" officeooo:paragraph-rsid="002a8c91"/>
    </style:style>
    <style:style style:name="P26" style:family="paragraph" style:parent-style-name="Standard" style:list-style-name="L1">
      <style:text-properties officeooo:paragraph-rsid="0023f636"/>
    </style:style>
    <style:style style:name="P27" style:family="paragraph" style:parent-style-name="Standard">
      <style:text-properties officeooo:paragraph-rsid="0023f636"/>
    </style:style>
    <style:style style:name="T1" style:family="text">
      <style:text-properties officeooo:rsid="001943bf"/>
    </style:style>
    <style:style style:name="T2" style:family="text">
      <style:text-properties officeooo:rsid="001ab746"/>
    </style:style>
    <style:style style:name="T3" style:family="text">
      <style:text-properties officeooo:rsid="001c7149"/>
    </style:style>
    <style:style style:name="T4" style:family="text">
      <style:text-properties officeooo:rsid="001d99e0"/>
    </style:style>
    <style:style style:name="T5" style:family="text">
      <style:text-properties officeooo:rsid="001ef581"/>
    </style:style>
    <style:style style:name="T6" style:family="text">
      <style:text-properties style:font-name="Dank Mono"/>
    </style:style>
    <style:style style:name="T7" style:family="text">
      <style:text-properties style:font-name="Dank Mono" officeooo:rsid="001d99e0"/>
    </style:style>
    <style:style style:name="T8" style:family="text">
      <style:text-properties style:font-name="Dank Mono" officeooo:rsid="0023f636"/>
    </style:style>
    <style:style style:name="T9" style:family="text">
      <style:text-properties officeooo:rsid="00233b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viate.<text:span text:style-name="T5">live</text:span> feature list</text:p>
      <text:p text:style-name="P3"/>
      <text:p text:style-name="P5">Main Features</text:p>
      <text:p text:style-name="P5"/>
      <text:p text:style-name="P8">Frontend</text:p>
      <text:p text:style-name="P5"/>
      <text:list xml:id="list252506986" text:style-name="L4">
        <text:list-item>
          <text:p text:style-name="P9">Make it a PWA</text:p>
        </text:list-item>
      </text:list>
      <text:list xml:id="list2116342111" text:style-name="L1">
        <text:list-item>
          <text:p text:style-name="P4">Welcome screen</text:p>
          <text:list>
            <text:list-item>
              <text:p text:style-name="P4">atc sound</text:p>
              <text:list>
                <text:list-item>
                  <text:p text:style-name="P12">KBOS! https://forums.x-plane.org/index.php?/files/file/11634-kbos-atc-chatter/</text:p>
                </text:list-item>
              </text:list>
            </text:list-item>
            <text:list-item>
              <text:p text:style-name="P4">cloud-background </text:p>
              <text:list>
                <text:list-item>
                  <text:list>
                    <text:list-item>
                      <text:p text:style-name="P4"><text:a xlink:type="simple" xlink:href="https://unsplash.com/photos/rf6ywHVkrlY" text:style-name="Internet_20_link" text:visited-style-name="Visited_20_Internet_20_Link">https://unsplash.com/photos/rf6ywHVkrlY</text:a></text:p>
                    </text:list-item>
                    <text:list-item>
                      <text:p text:style-name="P4"><text:a xlink:type="simple" xlink:href="https://unsplash.com/photos/CGf5m4OYKQE" text:style-name="Internet_20_link" text:visited-style-name="Visited_20_Internet_20_Link">https://unsplash.com/photos/CGf5m4OYKQE</text:a></text:p>
                    </text:list-item>
                    <text:list-item>
                      <text:p text:style-name="P4"><text:a xlink:type="simple" xlink:href="https://unsplash.com/photos/9xdho4stJQ8" text:style-name="Internet_20_link" text:visited-style-name="Visited_20_Internet_20_Link">https://unsplash.com/photos/9xdho4stJQ8</text:a></text:p>
                    </text:list-item>
                    <text:list-item>
                      <text:p text:style-name="P4"/>
                    </text:list-item>
                  </text:list>
                </text:list-item>
                <text:list-item>
                  <text:p text:style-name="P23">ascent over a cloud layer</text:p>
                </text:list-item>
                <text:list-item>
                  <text:p text:style-name="P4">with logotext in blend mode?</text:p>
                </text:list-item>
                <text:list-item>
                  <text:p text:style-name="P13">Logo?</text:p>
                </text:list-item>
                <text:list-item>
                  <text:p text:style-name="P25">Animate 2 dots for 3 secs as loading indicator, then slide <text:s/></text:p>
                </text:list-item>
              </text:list>
            </text:list-item>
            <text:list-item>
              <text:p text:style-name="P14">Departure-board-font: </text:p>
              <text:list>
                <text:list-item>
                  <text:p text:style-name="P14">https://www.1001fonts.com/airport+departure-board-fonts.html</text:p>
                </text:list-item>
                <text:list-item>
                  <text:p text:style-name="P1"><text:a xlink:type="simple" xlink:href="https://www.freepik.com/free-vector/airport-board-font_848504.htm" text:style-name="Internet_20_link" text:visited-style-name="Visited_20_Internet_20_Link"><text:span text:style-name="T6">https://www.freepik.com/free-vector/airport-board-font_848504.htm</text:span></text:a></text:p>
                </text:list-item>
              </text:list>
            </text:list-item>
          </text:list>
        </text:list-item>
        <text:list-item>
          <text:p text:style-name="P6"><text:span text:style-name="T1">set home airport </text:span><text:span text:style-name="T3">(with certain radius)</text:span></text:p>
          <text:list>
            <text:list-item>
              <text:p text:style-name="P6">prompt for entering users location → will be set as mapcontainer-center on first start</text:p>
              <text:list>
                <text:list-item>
                  <text:p text:style-name="P15">with long, lat?</text:p>
                </text:list-item>
                <text:list-item>
                  <text:p text:style-name="P15">With some database or API for airport-locations world-wide?</text:p>
                </text:list-item>
                <text:list-item>
                  <text:p text:style-name="P24">If available, create a set of clickable Markers for Airports and show airpot-info + metar</text:p>
                </text:list-item>
              </text:list>
            </text:list-item>
          </text:list>
        </text:list-item>
        <text:list-item>
          <text:p text:style-name="P10">Set favorites</text:p>
          <text:list>
            <text:list-item>
              <text:p text:style-name="P10">airports</text:p>
            </text:list-item>
            <text:list-item>
              <text:p text:style-name="P10">airplanes</text:p>
            </text:list-item>
            <text:list-item>
              <text:p text:style-name="P10">get notifications based on activity</text:p>
            </text:list-item>
          </text:list>
        </text:list-item>
        <text:list-item>
          <text:p text:style-name="P4">Weather implementation</text:p>
          <text:list>
            <text:list-item>
              <text:p text:style-name="P4">possible as overlay like a weather radar?</text:p>
            </text:list-item>
            <text:list-item>
              <text:p text:style-name="P16">Infos displayed as METAR</text:p>
            </text:list-item>
            <text:list-item>
              <text:p text:style-name="P4">Alternatives / additions</text:p>
              <text:list>
                <text:list-item>
                  <text:p text:style-name="P4">pop-up, seperate box with all the weather infos surrounding the selected </text:p>
                  <text:list>
                    <text:list-item>
                      <text:p text:style-name="P4">aircraft</text:p>
                    </text:list-item>
                    <text:list-item>
                      <text:p text:style-name="P4">map-cen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Airpot-charts</text:p>
          <text:list>
            <text:list-item>
              <text:p text:style-name="P16">link to source in extra div-container</text:p>
            </text:list-item>
          </text:list>
        </text:list-item>
        <text:list-item>
          <text:p text:style-name="P16">select aircraft </text:p>
          <text:list>
            <text:list-item>
              <text:p text:style-name="P16">see detailed infos about</text:p>
              <text:list>
                <text:list-item>
                  <text:p text:style-name="P16">aircraft</text:p>
                </text:list-item>
                <text:list-item>
                  <text:p text:style-name="P16">weather around it</text:p>
                </text:list-item>
                <text:list-item>
                  <text:p text:style-name="P16">route of flight</text:p>
                </text:list-item>
              </text:list>
            </text:list-item>
            <text:list-item>
              <text:p text:style-name="P16">“follow”-button</text:p>
              <text:list>
                <text:list-item>
                  <text:p text:style-name="P16">mapcontainer-center updates with the coordinates of the selected aircraft</text:p>
                </text:list-item>
                <text:list-item>
                  <text:p text:style-name="P16">aircraft-heading is “north” – mode (on toggle)</text:p>
                </text:list-item>
              </text:list>
            </text:list-item>
          </text:list>
        </text:list-item>
        <text:list-item>
          <text:p text:style-name="P18">possibility to draw rectangle and be shown all traffic inside of it</text:p>
        </text:list-item>
        <text:list-item>
          <text:p text:style-name="P10">Garmin push notifications</text:p>
        </text:list-item>
        <text:list-item>
          <text:p text:style-name="P21">Share-function</text:p>
          <text:list>
            <text:list-item>
              <text:p text:style-name="P21"><text:soft-page-break/>“<text:span text:style-name="T9">according to aviate.live, airplane xyz is at location blabla right now!”</text:span></text:p>
            </text:list-item>
            <text:list-item>
              <text:p text:style-name="P22">picture</text:p>
            </text:list-item>
            <text:list-item>
              <text:p text:style-name="P26"><text:span text:style-name="T8">flight data</text:span></text:p>
            </text:list-item>
            <text:list-item>
              <text:p text:style-name="P26"><text:span text:style-name="T8">stretch goal: make it so, that other users could click a link and be able to follow along the shared flight</text:span><text:span text:style-name="T7"><text:tab/></text:span></text:p>
            </text:list-item>
          </text:list>
        </text:list-item>
      </text:list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7">Important fine-tuning</text:p>
      <text:p text:style-name="P7"/>
      <text:list xml:id="list2711606439" text:style-name="L3">
        <text:list-item>
          <text:p text:style-name="P17">Icons </text:p>
          <text:list>
            <text:list-item>
              <text:p text:style-name="P17">for diffenrent aircraft-classes</text:p>
              <text:list>
                <text:list-item>
                  <text:p text:style-name="P17">how to get info about this?</text:p>
                </text:list-item>
              </text:list>
            </text:list-item>
            <text:list-item>
              <text:p text:style-name="P17">Change color and size onClick</text:p>
              <text:list>
                <text:list-item>
                  <text:p text:style-name="P17">→<text:span text:style-name="T2"> alternative: change to more generic icon!</text:span></text:p>
                </text:list-item>
              </text:list>
            </text:list-item>
          </text:list>
        </text:list-item>
        <text:list-item>
          <text:p text:style-name="P19"><text:span text:style-name="T4">Keep updating window even when in background</text:span></text:p>
        </text:list-item>
      </text:list>
      <text:p text:style-name="P20"><text:span text:style-name="T7"/></text:p>
      <text:p text:style-name="P27"><text:span text:style-name="T7"/></text:p>
      <text:p text:style-name="P8">Backend</text:p>
      <text:p text:style-name="P8"/>
      <text:list xml:id="list742871071" text:style-name="L5">
        <text:list-item>
          <text:p text:style-name="P11">Login (o-outh with “passport” (google, github))</text:p>
        </text:list-item>
        <text:list-item>
          <text:p text:style-name="P11">set up database to</text:p>
          <text:list>
            <text:list-item>
              <text:p text:style-name="P11">save users favorite airports</text:p>
            </text:list-item>
            <text:list-item>
              <text:p text:style-name="P11">and airplane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ank Mono" svg:font-family="'Dank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09:30:24.071307957</meta:creation-date>
    <dc:date>2020-12-20T12:44:13.163001802</dc:date>
    <meta:editing-duration>PT3H3M30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2" meta:paragraph-count="64" meta:word-count="323" meta:character-count="2054" meta:non-whitespace-character-count="1844"/>
  </office:meta>
</office:document-meta>
</file>